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5cm" fo:min-width="11.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25cm" fo:min-width="11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ffffff"/>
      <style:paragraph-properties fo:text-align="start" style:writing-mode="lr-tb"/>
    </style:style>
    <style:style style:name="T1" style:family="text">
      <style:text-properties fo:color="#3465a4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cm" svg:height="2cm" svg:x="3.5cm" svg:y="7.5cm">
          <text:p text:style-name="P1">ObjectVecto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cm" svg:height="4.5cm" svg:x="3.5cm" svg:y="9.5cm">
          <text:p text:style-name="P3">ObjectVector()</text:p>
          <text:p text:style-name="P3">AddElement(e:<text:span text:style-name="T1">Object</text:span>)</text:p>
          <text:p text:style-name="P3">&lt;&lt;get,set&gt;&gt;&lt;indexer&gt;&gt;this(i:int):<text:span text:style-name="T1">Object</text:span></text:p>
          <text:p text:style-name="P3">&lt;&lt;get&gt;&gt;Size:i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18.87</meta:creation-date>
    <meta:editing-duration>PT1H26M55S</meta:editing-duration>
    <meta:editing-cycles>17</meta:editing-cycles>
    <meta:generator>LibreOffice/6.4.6.2$Linux_X86_64 LibreOffice_project/40$Build-2</meta:generator>
    <dc:date>2021-03-14T17:32:28.791945090</dc:date>
    <meta:document-statistic meta:object-count="2"/>
  </office:meta>
</office:document-meta>
</file>